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XmlObject.selectChildren( QName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bigInteg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xgetLi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by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FloatValue(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GDateValue( GDat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QNam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d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ByteArrayValue( byte [ ]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lectChildren( String elementUri , String element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ave( ContentHandler ch , LexicalHandler lh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is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CalendarValue( Calenda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execQuery(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ave(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ShortValue( shor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GDurationSpecification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newXML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Calenda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lectPath( String path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byte [ ]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av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ave( OutputStream os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newXML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Boolea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xmlText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li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D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instan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BigDecim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By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BigInteg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byt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mon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ave( File file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String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ByteValue( byt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StringEnumAbstractBas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ObjectValu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boolea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Dat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compareValue( Xml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Duratio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newInputStream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GD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DoubleValue( dou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documen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is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newXMLStreamReader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bigDecim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BigDecimal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GDateSpecification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qNam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byteArra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execQuery( String query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newReader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lectAttribute( String attributeUri , String attribute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ave( Writer w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lectAttributes( QNameSet attributeNam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BigDecimalValue( BigDecimal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dou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validate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lec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ListValue( Lis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lectAttribute( QName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compareTo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shor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xli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hor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Lis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LongValue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newXMLInputStream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XmlObject src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Da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ave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newDomNode(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Enu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DateValue( Dat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QNam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new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lectChildren( QNameSet elementNam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changeType( SchemaType new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newCur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value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newDom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EnumValue( StringEnumAbstractBas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Li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valueEquals( Xml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BooleanValue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new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GDurationValue( GDuration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Dom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QNameValue( QNam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Calenda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xml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IntValue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StringValue( String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ave( ContentHandler ch , LexicalHandler l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objectSe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GDuratio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BigInteg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BigIntegerValue( BigInteger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calenda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enu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se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Shor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XmlObject.getByteArra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